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9.732cm" fo:min-width="17.40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68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159cm" fo:min-width="0.37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162cm" fo:min-width="0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154cm" fo:padding-top="0.15cm" fo:padding-bottom="0.15cm" fo:padding-left="0.275cm" fo:padding-right="0.275cm"/>
    </style:style>
    <style:style style:name="gr11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2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573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497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585cm" fo:padding-top="0.176cm" fo:padding-bottom="0.176cm" fo:padding-left="0.301cm" fo:padding-right="0.301cm" draw:shadow-opacity="50%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664cm" fo:min-width="5.643cm" fo:padding-top="0.176cm" fo:padding-bottom="0.176cm" fo:padding-left="0.301cm" fo:padding-right="0.301cm" draw:shadow-opacity="50%"/>
    </style:style>
    <style:style style:name="gr23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2.192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0.568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P12" style:family="paragraph">
      <loext:graphic-properties draw:fill="solid" draw:fill-color="#fff200" draw:opacity="50%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0.236cm" svg:x="3.599cm" svg:y="2.0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9.124cm" svg:y="1.2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711cm" svg:y="3.153cm">
          <draw:text-box>
            <text:p><text:span text:style-name="T1">Visit Area</text:span></text:p>
          </draw:text-box>
        </draw:frame>
        <draw:custom-shape draw:style-name="gr4" draw:text-style-name="P3" xml:id="id6" draw:id="id6" draw:layer="layout" svg:width="0.635cm" svg:height="8.595cm" draw:transform="rotate (1.5707963267949) translate (13.886cm 6.5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1" draw:id="id1" draw:layer="layout" svg:width="2.255cm" svg:height="1.016cm" svg:x="2.493cm" svg:y="2.6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255cm" svg:height="1.016cm" svg:x="15.373cm" svg:y="2.6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2.032cm" draw:transform="skewX (-0.00837758040957278) translate (3.902cm 7.7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1.27cm" svg:x="8.611cm" svg:y="8.122cm">
          <text:p text:style-name="P4"><text:span text:style-name="T2">jobs</text:span></text:p>
          <text:p text:style-name="P4"><text:span text:style-name="T2">::{J2,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5.451cm 4.69cm)">
          <text:p text:style-name="P4"><text:span text:style-name="T1">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5.689cm" svg:y="5.4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704cm" svg:height="2.54cm" svg:x="5.182cm" svg:y="3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0.635cm" svg:height="2.159cm" draw:transform="rotate (1.5707963267949) translate (3.023cm 6.3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9" draw:layer="layout" svg:x1="2.493cm" svg:y1="3.161cm" svg:x2="4.102cm" svg:y2="5.747cm" draw:start-shape="id1" draw:start-glue-point="3" draw:end-shape="id2" draw:end-glue-point="1" svg:d="M2493 3161h-552v1572h2161v1014" svg:viewBox="0 0 2162 2587">
          <text:p/>
        </draw:connector>
        <draw:frame draw:style-name="gr2" draw:text-style-name="P10" draw:layer="layout" svg:width="2.794cm" svg:height="1.199cm" svg:x="3.721cm" svg:y="14.2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4.674cm" svg:y="12.5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3.116cm" svg:height="0.823cm" svg:x="9.753cm" svg:y="14.252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1.038cm" svg:y="12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5.585cm" svg:height="0.725cm" svg:x="10.171cm" svg:y="15.747cm">
          <draw:text-box>
            <text:p><text:span text:style-name="T3">Sub-Notification Types</text:span></text:p>
          </draw:text-box>
        </draw:frame>
        <draw:line draw:style-name="gr16" draw:text-style-name="P9" draw:layer="layout" svg:x1="9.581cm" svg:y1="6.49cm" svg:x2="9.627cm" svg:y2="3.95cm">
          <text:p/>
        </draw:line>
        <draw:frame draw:style-name="gr2" draw:text-style-name="P2" draw:layer="layout" svg:width="2.285cm" svg:height="1.199cm" svg:x="6.633cm" svg:y="4.9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10.245cm" svg:y="5.0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7" draw:text-style-name="P7" draw:layer="layout" svg:width="4.099cm" svg:height="1.27cm" svg:x="4.166cm" svg:y="8.122cm">
          <text:p text:style-name="P4"><text:span text:style-name="T2">jobsInWaitingArea</text:span></text:p>
          <text:p text:style-name="P4"><text:span text:style-name="T2">::{J3}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" draw:id="id4" draw:layer="layout" svg:width="0.635cm" svg:height="2.032cm" draw:transform="rotate (1.5707963267949) translate (8.23cm 6.1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187cm" svg:height="1.27cm" svg:x="10.974cm" svg:y="8.122cm">
          <text:p text:style-name="P4"><text:span text:style-name="T2">jobsInServiceArea</text:span></text:p>
          <text:p text:style-name="P4"><text:span text:style-name="T2">::{J2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8.49cm" svg:y="2.6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8.49cm" svg:y1="3.145cm" svg:x2="9.246cm" svg:y2="5.558cm" draw:start-shape="id3" draw:start-glue-point="3" draw:end-shape="id4" draw:end-glue-point="1" svg:d="M8490 3145h-552v1485h1308v928" svg:viewBox="0 0 1309 2414">
          <text:p/>
        </draw:connector>
        <draw:custom-shape draw:style-name="gr8" draw:text-style-name="P8" draw:layer="layout" svg:width="0.976cm" svg:height="1.511cm" draw:transform="skewX (-0.00855211333477221) translate (12.352cm 4.69cm)">
          <text:p text:style-name="P4"><text:span text:style-name="T1">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2.59cm" svg:y="5.43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1.854cm" svg:y1="8.014cm" svg:x2="11.879cm" svg:y2="6.491cm">
          <text:p/>
        </draw:line>
        <draw:custom-shape draw:style-name="gr13" draw:text-style-name="P11" draw:layer="layout" svg:width="0.635cm" svg:height="1.524cm" svg:x="7.874cm" svg:y="12.5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1.917cm" svg:height="1.199cm" svg:x="7.221cm" svg:y="14.258cm">
          <draw:text-box>
            <text:p><text:span text:style-name="T3">START</text:span></text:p>
          </draw:text-box>
        </draw:frame>
        <draw:custom-shape draw:style-name="gr8" draw:text-style-name="P8" draw:layer="layout" svg:width="0.976cm" svg:height="1.511cm" draw:transform="skewX (-0.00855211333477221) translate (22.953cm 5.39cm)">
          <text:p text:style-name="P4"><text:span text:style-name="T1">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23.191cm" svg:y="6.1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1.453cm 5.29cm)">
          <text:p text:style-name="P4"><text:span text:style-name="T1">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.691cm" svg:y="6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2.255cm" svg:height="1.016cm" svg:x="18.548cm" svg:y="2.6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1.524cm" svg:x="14.238cm" svg:y="12.5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1.77cm" svg:height="0.823cm" svg:x="13.653cm" svg:y="14.253cm">
          <draw:text-box>
            <text:p><text:span text:style-name="T3">DROP</text:span></text:p>
          </draw:text-box>
        </draw:frame>
        <draw:custom-shape draw:style-name="gr5" draw:text-style-name="P5" xml:id="id8" draw:id="id8" draw:layer="layout" svg:width="2.255cm" svg:height="1.016cm" svg:x="20.617cm" svg:y="8.395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6.5cm" svg:y1="3.696cm" svg:x2="18.183cm" svg:y2="5.888cm" draw:start-shape="id5" draw:start-glue-point="2" draw:end-shape="id6" svg:d="M16500 3696v1121h1683v1071" svg:viewBox="0 0 1684 2193">
          <text:p/>
        </draw:connector>
        <draw:connector draw:style-name="gr12" draw:text-style-name="P9" draw:layer="layout" svg:x1="19.675cm" svg:y1="3.696cm" svg:x2="18.183cm" svg:y2="5.888cm" draw:start-shape="id7" draw:start-glue-point="2" draw:end-shape="id6" draw:end-glue-point="1" svg:d="M19675 3696v1121h-1492v1071" svg:viewBox="0 0 1493 2193">
          <text:p/>
        </draw:connector>
        <draw:connector draw:style-name="gr12" draw:text-style-name="P9" draw:layer="layout" svg:x1="20.617cm" svg:y1="8.903cm" svg:x2="18.183cm" svg:y2="6.523cm" draw:start-shape="id8" draw:start-glue-point="3" draw:end-shape="id6" draw:end-glue-point="3" svg:d="M20617 8903h-2434v-2380" svg:viewBox="0 0 2435 2381">
          <text:p/>
        </draw:connector>
        <draw:custom-shape draw:style-name="gr13" draw:text-style-name="P11" draw:layer="layout" svg:width="0.635cm" svg:height="1.524cm" svg:x="17.438cm" svg:y="12.5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3.302cm" svg:height="1.673cm" svg:x="16.093cm" svg:y="14.254cm">
          <draw:text-box>
            <text:p><text:span text:style-name="T3">REVOCATION</text:span></text:p>
          </draw:text-box>
        </draw:frame>
        <draw:custom-shape draw:style-name="gr22" draw:text-style-name="P12" xml:id="id10" draw:id="id10" draw:layer="layout" svg:width="6.245cm" svg:height="1.016cm" svg:x="9.314cm" svg:y="10.427cm">
          <text:p text:style-name="P4"><text:span text:style-name="T2">autoRevocationPolicy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9" draw:id="id9" draw:layer="layout" svg:width="2.794cm" svg:height="1.016cm" svg:x="16.807cm" svg:y="10.395cm">
          <text:p text:style-name="P4"><text:span text:style-name="T1">AutoRevok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8.204cm" svg:y1="10.395cm" svg:x2="18.183cm" svg:y2="6.523cm" draw:start-shape="id9" draw:start-glue-point="0" draw:end-shape="id6" draw:end-glue-point="3" svg:d="M18204 10395v-1961h-21v-1911" svg:viewBox="0 0 22 3873">
          <text:p/>
        </draw:connector>
        <draw:connector draw:style-name="gr12" draw:text-style-name="P9" draw:layer="layout" svg:x1="15.559cm" svg:y1="10.935cm" svg:x2="16.807cm" svg:y2="10.903cm" draw:start-shape="id10" draw:start-glue-point="1" draw:end-shape="id9" draw:end-glue-point="3" svg:d="M15559 10935h624v-32h624" svg:viewBox="0 0 1249 33">
          <text:p/>
        </draw:connector>
        <draw:custom-shape draw:style-name="gr13" draw:text-style-name="P11" draw:layer="layout" svg:width="0.635cm" svg:height="1.524cm" svg:x="20.638cm" svg:y="1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5.261cm" svg:height="1.673cm" svg:x="19.293cm" svg:y="14.255cm">
          <draw:text-box>
            <text:p><text:span text:style-name="T3">AUTO_REVOCATION</text:span></text:p>
          </draw:text-box>
        </draw:frame>
        <draw:line draw:style-name="gr20" draw:text-style-name="P9" draw:layer="layout" svg:x1="7.458cm" svg:y1="8.028cm" svg:x2="7.483cm" svg:y2="6.505cm">
          <text:p/>
        </draw:line>
        <draw:line draw:style-name="gr20" draw:text-style-name="P9" draw:layer="layout" svg:x1="9.558cm" svg:y1="8.028cm" svg:x2="9.583cm" svg:y2="6.505cm">
          <text:p/>
        </draw:line>
        <draw:frame draw:style-name="gr24" draw:text-style-name="P2" draw:layer="layout" svg:width="2.286cm" svg:height="0.818cm" svg:x="13.886cm" svg:y="6.998cm">
          <draw:text-box>
            <text:p><text:span text:style-name="T1">Q.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4:27:28.602549810</dc:date>
    <meta:editing-duration>PT1H56M25S</meta:editing-duration>
    <meta:editing-cycles>26</meta:editing-cycles>
    <meta:generator>LibreOffice/5.4.6.2$Linux_X86_64 LibreOffice_project/40$Build-2</meta:generator>
    <meta:document-statistic meta:object-count="53"/>
  </office:meta>
</office:document-meta>
</file>